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762cm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0.508cm" svg:height="0.508cm" svg:x="2.016cm" svg:y="9.6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" draw:id="id1" draw:layer="layout" svg:width="0.508cm" svg:height="0.508cm" svg:x="5.826cm" svg:y="9.6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3" draw:id="id3" draw:layer="layout" svg:width="0.508cm" svg:height="0.508cm" svg:x="8.366cm" svg:y="5.8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" draw:id="id2" draw:layer="layout" svg:width="0.508cm" svg:height="0.508cm" svg:x="8.366cm" svg:y="8.3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4" draw:id="id4" draw:layer="layout" svg:width="0.508cm" svg:height="0.508cm" svg:x="8.366cm" svg:y="10.9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5" draw:id="id5" draw:layer="layout" svg:width="0.508cm" svg:height="0.508cm" svg:x="8.366cm" svg:y="13.4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7" draw:id="id7" draw:layer="layout" svg:width="0.508cm" svg:height="0.508cm" svg:x="12.176cm" svg:y="8.3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8" draw:id="id8" draw:layer="layout" svg:width="0.508cm" svg:height="0.508cm" svg:x="12.176cm" svg:y="10.9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9" draw:id="id9" draw:layer="layout" svg:width="0.508cm" svg:height="0.508cm" svg:x="14.716cm" svg:y="9.6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0" draw:id="id10" draw:layer="layout" svg:width="0.508cm" svg:height="0.508cm" svg:x="18.526cm" svg:y="9.6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s" svg:x1="6.334cm" svg:y1="9.89cm" svg:x2="8.366cm" svg:y2="8.62cm" draw:start-shape="id1" draw:start-glue-point="10" draw:end-shape="id2" draw:end-glue-point="6" svg:d="M6334 9890h552l928-1270h552" svg:viewBox="0 0 2033 1271">
          <text:p/>
        </draw:connector>
        <draw:connector draw:style-name="gr2" draw:text-style-name="P1" draw:layer="layout" draw:type="lines" svg:x1="6.334cm" svg:y1="9.89cm" svg:x2="8.366cm" svg:y2="6.08cm" draw:start-shape="id1" draw:start-glue-point="10" draw:end-shape="id3" draw:end-glue-point="6" svg:d="M6334 9890h552l928-3810h552" svg:viewBox="0 0 2033 3811">
          <text:p/>
        </draw:connector>
        <draw:connector draw:style-name="gr2" draw:text-style-name="P1" draw:layer="layout" draw:type="lines" svg:x1="6.334cm" svg:y1="9.89cm" svg:x2="8.366cm" svg:y2="11.16cm" draw:start-shape="id1" draw:start-glue-point="10" draw:end-shape="id4" draw:end-glue-point="6" svg:d="M6334 9890h552l929 1270h551" svg:viewBox="0 0 2033 1271">
          <text:p/>
        </draw:connector>
        <draw:connector draw:style-name="gr2" draw:text-style-name="P1" draw:layer="layout" draw:type="lines" svg:x1="6.334cm" svg:y1="9.89cm" svg:x2="8.366cm" svg:y2="13.7cm" draw:start-shape="id1" draw:start-glue-point="10" draw:end-shape="id5" draw:end-glue-point="6" svg:d="M6334 9890h552l929 3810h551" svg:viewBox="0 0 2033 3811">
          <text:p/>
        </draw:connector>
        <draw:connector draw:style-name="gr2" draw:text-style-name="P1" draw:layer="layout" draw:type="lines" svg:x1="2.524cm" svg:y1="9.89cm" svg:x2="5.826cm" svg:y2="9.89cm" draw:start-shape="id6" draw:start-glue-point="10" draw:end-shape="id1" draw:end-glue-point="6" svg:d="M2524 9890h552 2198 552" svg:viewBox="0 0 3303 1">
          <text:p/>
        </draw:connector>
        <draw:connector draw:style-name="gr2" draw:text-style-name="P1" draw:layer="layout" draw:type="lines" svg:x1="2.27cm" svg:y1="9.636cm" svg:x2="8.366cm" svg:y2="6.08cm" draw:start-shape="id6" draw:start-glue-point="4" draw:end-shape="id3" draw:end-glue-point="6" svg:d="M2270 9636v-551l5544-3005h552" svg:viewBox="0 0 6097 3557">
          <text:p/>
        </draw:connector>
        <draw:connector draw:style-name="gr2" draw:text-style-name="P1" draw:layer="layout" draw:type="lines" svg:x1="2.27cm" svg:y1="9.636cm" svg:x2="8.366cm" svg:y2="8.62cm" draw:start-shape="id6" draw:start-glue-point="4" draw:end-shape="id2" draw:end-glue-point="6" svg:d="M2270 9636v-551l5544-465h552" svg:viewBox="0 0 6097 1017">
          <text:p/>
        </draw:connector>
        <draw:connector draw:style-name="gr2" draw:text-style-name="P1" draw:layer="layout" draw:type="lines" svg:x1="2.27cm" svg:y1="10.144cm" svg:x2="8.366cm" svg:y2="11.16cm" draw:start-shape="id6" draw:start-glue-point="8" draw:end-shape="id4" draw:end-glue-point="6" svg:d="M2270 10144v552l5545 464h551" svg:viewBox="0 0 6097 1017">
          <text:p/>
        </draw:connector>
        <draw:connector draw:style-name="gr2" draw:text-style-name="P1" draw:layer="layout" draw:type="lines" svg:x1="2.27cm" svg:y1="10.144cm" svg:x2="8.366cm" svg:y2="13.7cm" draw:start-shape="id6" draw:start-glue-point="8" draw:end-shape="id5" draw:end-glue-point="6" svg:d="M2270 10144v552l5545 3004h551" svg:viewBox="0 0 6097 3557">
          <text:p/>
        </draw:connector>
        <draw:connector draw:style-name="gr2" draw:text-style-name="P1" draw:layer="layout" draw:type="lines" svg:x1="8.874cm" svg:y1="6.08cm" svg:x2="12.176cm" svg:y2="8.62cm" draw:start-shape="id3" draw:start-glue-point="10" draw:end-shape="id7" draw:end-glue-point="6" svg:d="M8874 6080h552l2199 2540h551" svg:viewBox="0 0 3303 2541">
          <text:p/>
        </draw:connector>
        <draw:connector draw:style-name="gr2" draw:text-style-name="P1" draw:layer="layout" draw:type="lines" svg:x1="8.874cm" svg:y1="6.08cm" svg:x2="12.176cm" svg:y2="11.16cm" draw:start-shape="id3" draw:start-glue-point="10" draw:end-shape="id8" draw:end-glue-point="6" svg:d="M8874 6080h552l2199 5080h551" svg:viewBox="0 0 3303 5081">
          <text:p/>
        </draw:connector>
        <draw:connector draw:style-name="gr2" draw:text-style-name="P1" draw:layer="layout" draw:type="lines" svg:x1="8.874cm" svg:y1="8.62cm" svg:x2="12.176cm" svg:y2="8.62cm" draw:start-shape="id2" draw:start-glue-point="10" draw:end-shape="id7" draw:end-glue-point="6" svg:d="M8874 8620h552 2199 551" svg:viewBox="0 0 3303 1">
          <text:p/>
        </draw:connector>
        <draw:connector draw:style-name="gr2" draw:text-style-name="P1" draw:layer="layout" draw:type="lines" svg:x1="8.874cm" svg:y1="8.62cm" svg:x2="12.176cm" svg:y2="11.16cm" draw:start-shape="id2" draw:start-glue-point="10" draw:end-shape="id8" draw:end-glue-point="6" svg:d="M8874 8620h552l2199 2540h551" svg:viewBox="0 0 3303 2541">
          <text:p/>
        </draw:connector>
        <draw:connector draw:style-name="gr2" draw:text-style-name="P1" draw:layer="layout" draw:type="lines" svg:x1="8.874cm" svg:y1="11.16cm" svg:x2="12.176cm" svg:y2="8.62cm" draw:start-shape="id4" draw:start-glue-point="10" draw:end-shape="id7" draw:end-glue-point="6" svg:d="M8874 11160h552l2199-2540h551" svg:viewBox="0 0 3303 2541">
          <text:p/>
        </draw:connector>
        <draw:connector draw:style-name="gr2" draw:text-style-name="P1" draw:layer="layout" draw:type="lines" svg:x1="8.874cm" svg:y1="11.16cm" svg:x2="12.176cm" svg:y2="11.16cm" draw:start-shape="id4" draw:start-glue-point="10" draw:end-shape="id8" draw:end-glue-point="6" svg:d="M8874 11160h552 2199 551" svg:viewBox="0 0 3303 1">
          <text:p/>
        </draw:connector>
        <draw:connector draw:style-name="gr2" draw:text-style-name="P1" draw:layer="layout" draw:type="lines" svg:x1="8.874cm" svg:y1="13.7cm" svg:x2="12.176cm" svg:y2="8.62cm" draw:start-shape="id5" draw:start-glue-point="10" draw:end-shape="id7" draw:end-glue-point="6" svg:d="M8874 13700h552l2199-5080h551" svg:viewBox="0 0 3303 5081">
          <text:p/>
        </draw:connector>
        <draw:connector draw:style-name="gr2" draw:text-style-name="P1" draw:layer="layout" draw:type="lines" svg:x1="8.874cm" svg:y1="13.7cm" svg:x2="12.176cm" svg:y2="11.16cm" draw:start-shape="id5" draw:start-glue-point="10" draw:end-shape="id8" draw:end-glue-point="6" svg:d="M8874 13700h552l2199-2540h551" svg:viewBox="0 0 3303 2541">
          <text:p/>
        </draw:connector>
        <draw:connector draw:style-name="gr2" draw:text-style-name="P1" draw:layer="layout" draw:type="lines" svg:x1="12.684cm" svg:y1="8.62cm" svg:x2="14.716cm" svg:y2="9.89cm" draw:start-shape="id7" draw:start-glue-point="10" draw:end-shape="id9" draw:end-glue-point="6" svg:d="M12684 8620h552l928 1270h552" svg:viewBox="0 0 2033 1271">
          <text:p/>
        </draw:connector>
        <draw:connector draw:style-name="gr2" draw:text-style-name="P1" draw:layer="layout" draw:type="lines" svg:x1="12.684cm" svg:y1="11.16cm" svg:x2="14.716cm" svg:y2="9.89cm" draw:start-shape="id8" draw:start-glue-point="10" draw:end-shape="id9" draw:end-glue-point="6" svg:d="M12684 11160h552l928-1270h552" svg:viewBox="0 0 2033 1271">
          <text:p/>
        </draw:connector>
        <draw:connector draw:style-name="gr2" draw:text-style-name="P1" draw:layer="layout" draw:type="lines" draw:line-skew="0cm -0.465cm" svg:x1="12.684cm" svg:y1="8.62cm" svg:x2="18.78cm" svg:y2="9.636cm" draw:start-shape="id7" draw:start-glue-point="10" draw:end-shape="id10" draw:end-glue-point="4" svg:d="M12684 8620h552 5544v1016" svg:viewBox="0 0 6097 1017">
          <text:p/>
        </draw:connector>
        <draw:connector draw:style-name="gr2" draw:text-style-name="P1" draw:layer="layout" draw:type="lines" draw:line-skew="0cm 0.464cm" svg:x1="12.684cm" svg:y1="11.16cm" svg:x2="18.78cm" svg:y2="10.144cm" draw:start-shape="id8" draw:start-glue-point="10" draw:end-shape="id10" draw:end-glue-point="8" svg:d="M12684 11160h552 5544v-1016" svg:viewBox="0 0 6097 1017">
          <text:p/>
        </draw:connector>
        <draw:connector draw:style-name="gr2" draw:text-style-name="P1" draw:layer="layout" draw:type="lines" svg:x1="15.224cm" svg:y1="9.89cm" svg:x2="18.526cm" svg:y2="9.89cm" draw:start-shape="id9" draw:start-glue-point="10" draw:end-shape="id10" draw:end-glue-point="6" svg:d="M15224 9890h552 2198 552" svg:viewBox="0 0 3303 1">
          <text:p/>
        </draw:connector>
        <draw:frame draw:style-name="gr3" draw:layer="layout" svg:width="0.762cm" svg:height="1.012cm" svg:x="2.27cm" svg:y="8.878cm">
          <draw:text-box>
            <text:p>s</text:p>
          </draw:text-box>
        </draw:frame>
        <draw:frame draw:style-name="gr3" draw:layer="layout" svg:width="0.762cm" svg:height="1.012cm" svg:x="14.208cm" svg:y="8.878cm">
          <draw:text-box>
            <text:p>q</text:p>
          </draw:text-box>
        </draw:frame>
        <draw:frame draw:style-name="gr3" draw:layer="layout" svg:width="0.762cm" svg:height="1.012cm" svg:x="5.318cm" svg:y="8.874cm">
          <draw:text-box>
            <text:p>p</text:p>
          </draw:text-box>
        </draw:frame>
        <draw:frame draw:style-name="gr3" draw:layer="layout" svg:width="0.762cm" svg:height="1.012cm" svg:x="17.891cm" svg:y="8.878cm">
          <draw:text-box>
            <text:p>t</text:p>
          </draw:text-box>
        </draw:frame>
        <draw:frame draw:style-name="gr3" draw:layer="layout" svg:width="1.016cm" svg:height="1.012cm" svg:x="8.112cm" svg:y="4.556cm">
          <draw:text-box>
            <text:p>A</text:p>
          </draw:text-box>
        </draw:frame>
        <draw:frame draw:style-name="gr3" draw:layer="layout" svg:width="1.016cm" svg:height="1.012cm" svg:x="11.922cm" svg:y="6.969cm">
          <draw:text-box>
            <text:p>B</text:p>
          </draw:text-box>
        </draw:frame>
        <draw:frame draw:style-name="gr4" draw:text-style-name="P1" draw:layer="layout" svg:width="0.773cm" svg:height="0.485cm" svg:x="4.302cm" svg:y="7.09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" draw:layer="layout" svg:width="0.773cm" svg:height="0.485cm" svg:x="14.97cm" svg:y="8.00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2.003cm" svg:height="0.582cm" svg:x="3.061cm" svg:y="9.25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" draw:layer="layout" svg:width="1.689cm" svg:height="0.485cm" svg:x="5.699cm" svg:y="7.47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" draw:layer="layout" svg:width="0.822cm" svg:height="0.485cm" svg:x="10.144cm" svg:y="6.48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1" draw:layer="layout" svg:width="1.678cm" svg:height="0.485cm" svg:x="11.922cm" svg:y="9.15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1" draw:layer="layout" svg:width="2.003cm" svg:height="0.582cm" svg:x="15.605cm" svg:y="9.25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6T16:47:28.741698604</meta:creation-date>
    <dc:date>2015-02-06T19:09:12.251415941</dc:date>
    <meta:editing-duration>PT2H17M30S</meta:editing-duration>
    <meta:editing-cycles>2</meta:editing-cycles>
    <meta:generator>LibreOffice/4.2.7.2$Linux_X86_64 LibreOffice_project/420m0$Build-2</meta:generator>
    <meta:document-statistic meta:object-count="45"/>
  </office:meta>
</office:document-meta>
</file>

<file path=Object 1/content.xml><?xml version="1.0" encoding="utf-8"?>
<math xmlns="http://www.w3.org/1998/Math/MathML" display="block">
  <semantics>
    <mrow>
      <mo stretchy="false">⌊</mo>
      <mi>a</mi>
      <mo stretchy="false">⌋</mo>
    </mrow>
    <annotation encoding="StarMath 5.0">\lfloor a \rfloor</annotation>
  </semantics>
</math>
</file>

<file path=Object 2/content.xml><?xml version="1.0" encoding="utf-8"?>
<math xmlns="http://www.w3.org/1998/Math/MathML" display="block">
  <semantics>
    <mrow>
      <mo stretchy="false">⌊</mo>
      <mi>b</mi>
      <mo stretchy="false">⌋</mo>
    </mrow>
    <annotation encoding="StarMath 5.0">\lfloor b \rfloor</annotation>
  </semantics>
</math>
</file>

<file path=Object 3/content.xml><?xml version="1.0" encoding="utf-8"?>
<math xmlns="http://www.w3.org/1998/Math/MathML" display="block">
  <semantics>
    <mrow>
      <mrow>
        <mover accent="true">
          <mi>c</mi>
          <mo stretchy="false">~</mo>
        </mover>
        <mo stretchy="false">−</mo>
        <mrow>
          <mo stretchy="false">∑</mo>
          <mo stretchy="false">⌊</mo>
        </mrow>
      </mrow>
      <mi>a</mi>
      <mo stretchy="false">⌋</mo>
    </mrow>
    <annotation encoding="StarMath 5.0">tilde c - sum \lfloor a \rfloor</annotation>
  </semantics>
</math>
</file>

<file path=Object 4/content.xml><?xml version="1.0" encoding="utf-8"?>
<math xmlns="http://www.w3.org/1998/Math/MathML" display="block">
  <semantics>
    <mrow>
      <mo stretchy="false">⌈</mo>
      <mi>a</mi>
      <mrow>
        <mo stretchy="false">⌉</mo>
        <mo stretchy="false">−</mo>
        <mo stretchy="false">⌊</mo>
      </mrow>
      <mi>a</mi>
      <mo stretchy="false">⌋</mo>
    </mrow>
    <annotation encoding="StarMath 5.0">\lceil a \rceil - \lfloor a \rfloor</annotation>
  </semantics>
</math>
</file>

<file path=Object 5/content.xml><?xml version="1.0" encoding="utf-8"?>
<math xmlns="http://www.w3.org/1998/Math/MathML" display="block">
  <semantics>
    <mrow>
      <mo stretchy="false">⌈</mo>
      <mi>T</mi>
      <mo stretchy="false">⌉</mo>
    </mrow>
    <annotation encoding="StarMath 5.0">\lceil T \rceil</annotation>
  </semantics>
</math>
</file>

<file path=Object 6/content.xml><?xml version="1.0" encoding="utf-8"?>
<math xmlns="http://www.w3.org/1998/Math/MathML" display="block">
  <semantics>
    <mrow>
      <mo stretchy="false">⌈</mo>
      <mi>b</mi>
      <mrow>
        <mo stretchy="false">⌉</mo>
        <mo stretchy="false">−</mo>
        <mo stretchy="false">⌊</mo>
      </mrow>
      <mi>b</mi>
      <mo stretchy="false">⌋</mo>
    </mrow>
    <annotation encoding="StarMath 5.0">\lceil b \rceil - \lfloor b \rfloor</annotation>
  </semantics>
</math>
</file>

<file path=Object 7/content.xml><?xml version="1.0" encoding="utf-8"?>
<math xmlns="http://www.w3.org/1998/Math/MathML" display="block">
  <semantics>
    <mrow>
      <mrow>
        <mover accent="true">
          <mi>c</mi>
          <mo stretchy="false">~</mo>
        </mover>
        <mo stretchy="false">−</mo>
        <mrow>
          <mo stretchy="false">∑</mo>
          <mo stretchy="false">⌊</mo>
        </mrow>
      </mrow>
      <mi>b</mi>
      <mo stretchy="false">⌋</mo>
    </mrow>
    <annotation encoding="StarMath 5.0">tilde c - sum \lfloor b \rfloor</annotation>
  </semantics>
</math>
</file>